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oment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omente_20_títul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us Cuida de Mim&#10;Kleber Lucas" draw:style-name="dp1" draw:master-page-name="Somente_20_título" presentation:presentation-page-layout-name="AL1T19">
        <draw:frame draw:name="Título 3" presentation:style-name="pr1" draw:text-style-name="P2" draw:layer="layout" svg:width="22.859cm" svg:height="17.691cm" svg:x="1.27cm" svg:y="0.763cm" presentation:class="title" presentation:user-transformed="true">
          <draw:text-box>
            <text:p text:style-name="P1"><text:span text:style-name="T1">Deus Cuida de Mim</text:span><text:span text:style-name="T1"><text:line-break/></text:span><text:span text:style-name="T2">Kleber Luc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mente_20_título" presentation:presentation-page-layout-name="AL1T19">
        <draw:frame draw:name="Título 3" presentation:style-name="pr1" draw:text-style-name="P2" draw:layer="layout" svg:width="24.407cm" svg:height="17.691cm" svg:x="0.397cm" svg:y="0.763cm" presentation:class="title" presentation:user-transformed="true">
          <draw:text-box>
            <text:p text:style-name="P1"><text:span text:style-name="T3">Eu preciso aprender um pouco aqui Eu preciso aprender um pouco ali</text:span><text:span text:style-name="T3"><text:line-break/></text:span><text:span text:style-name="T3">Eu preciso aprender mais de Deus Porque ele é quem cuida de m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mente_20_título" presentation:presentation-page-layout-name="AL1T19">
        <draw:frame draw:name="Título 3" presentation:style-name="pr1" draw:text-style-name="P2" draw:layer="layout" svg:width="24.209cm" svg:height="17.691cm" svg:x="0.595cm" svg:y="0.763cm" presentation:class="title" presentation:user-transformed="true">
          <draw:text-box>
            <text:p text:style-name="P1"><text:span text:style-name="T3">Se uma porta se fecha aqui </text:span><text:span text:style-name="T3"><text:line-break/></text:span><text:span text:style-name="T3">Outras portas se abrem ali </text:span><text:span text:style-name="T3"><text:line-break/></text:span><text:span text:style-name="T3">Eu preciso aprender mais de Deus Porque ele é quem cuida de mim Deus cuida de m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mente_20_título" presentation:presentation-page-layout-name="AL1T19">
        <draw:frame draw:name="Título 3" presentation:style-name="pr1" draw:text-style-name="P2" draw:layer="layout" svg:width="24.407cm" svg:height="17.691cm" svg:x="0.595cm" svg:y="0.763cm" presentation:class="title" presentation:user-transformed="true">
          <draw:text-box>
            <text:p text:style-name="P1"><text:span text:style-name="T3">Deus cuida de mim </text:span><text:span text:style-name="T3"><text:line-break/></text:span><text:span text:style-name="T3">na sombra das suas asas </text:span><text:span text:style-name="T3"><text:line-break/></text:span><text:span text:style-name="T3">Deus cuida de mim, </text:span><text:span text:style-name="T3"><text:line-break/></text:span><text:span text:style-name="T3">eu amo a sua casa </text:span><text:span text:style-name="T3"><text:line-break/></text:span><text:span text:style-name="T3">E não ando sozinho </text:span><text:span text:style-name="T3"><text:line-break/></text:span><text:span text:style-name="T3">não estou sozinho </text:span><text:span text:style-name="T3"><text:line-break/></text:span><text:span text:style-name="T3">Pois sei: Deus cuida de mim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mente_20_título" presentation:presentation-page-layout-name="AL1T19">
        <draw:frame draw:name="Título 3" presentation:style-name="pr1" draw:text-style-name="P2" draw:layer="layout" svg:width="22.859cm" svg:height="17.691cm" svg:x="1.27cm" svg:y="0.763cm" presentation:class="title" presentation:user-transformed="true">
          <draw:text-box>
            <text:p text:style-name="P1"><text:span text:style-name="T3">Se na vida não tem direção </text:span><text:span text:style-name="T3"><text:line-break/></text:span><text:span text:style-name="T3">É preciso tomar decisão</text:span><text:span text:style-name="T3"><text:line-break/></text:span><text:span text:style-name="T3">Eu sei que existe alguém que me ama Ele quer me dar a m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mente_20_título" presentation:presentation-page-layout-name="AL1T19">
        <draw:frame draw:name="Título 3" presentation:style-name="pr1" draw:text-style-name="P2" draw:layer="layout" svg:width="22.859cm" svg:height="17.691cm" svg:x="1.27cm" svg:y="0.763cm" presentation:class="title" presentation:user-transformed="true">
          <draw:text-box>
            <text:p text:style-name="P1"><text:span text:style-name="T3">Se uma porta se fecha aqui </text:span><text:span text:style-name="T3"><text:line-break/></text:span><text:span text:style-name="T3">Outras portas se abrem ali </text:span><text:span text:style-name="T3"><text:line-break/></text:span><text:span text:style-name="T3">Eu preciso aprender mais de Deus Porque ele é quem cuida de mim Deus cuida de m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mente_20_título" presentation:presentation-page-layout-name="AL1T19">
        <draw:frame draw:name="Título 3" presentation:style-name="pr1" draw:text-style-name="P2" draw:layer="layout" svg:width="22.859cm" svg:height="17.691cm" svg:x="1.27cm" svg:y="0.763cm" presentation:class="title" presentation:user-transformed="true">
          <draw:text-box>
            <text:p text:style-name="P1"><text:span text:style-name="T3">Deus cuida de mim </text:span><text:span text:style-name="T3"><text:line-break/></text:span><text:span text:style-name="T3">na sombra das suas asas </text:span><text:span text:style-name="T3"><text:line-break/></text:span><text:span text:style-name="T3">Deus cuida de mim, </text:span><text:span text:style-name="T3"><text:line-break/></text:span><text:span text:style-name="T3">eu amo a sua casa </text:span><text:span text:style-name="T3"><text:line-break/></text:span><text:span text:style-name="T3">E não ando sozinho </text:span><text:span text:style-name="T3"><text:line-break/></text:span><text:span text:style-name="T3">não estou sozinho </text:span><text:span text:style-name="T3"><text:line-break/></text:span><text:span text:style-name="T3">Pois sei: Deus cuida de mim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omente_20_título" style:display-name="Somente título" style:page-layout-name="PM1" draw:style-name="Mdp1">
      <draw:frame draw:name="Título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2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2-12">12/02/17</text:date></text:span></text:p>
        </draw:text-box>
      </draw:frame>
      <draw:frame draw:name="Espaço Reservado para Rodapé 3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4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eus Cuida de Mim Kleber Lucas</dc:title>
    <meta:initial-creator>IVANILTO</meta:initial-creator>
    <dc:creator>IVANILTO</dc:creator>
    <meta:editing-cycles>2</meta:editing-cycles>
    <meta:creation-date>2016-12-12T19:43:13</meta:creation-date>
    <dc:date>2016-12-12T20:00:41</dc:date>
    <meta:editing-duration>PT17M</meta:editing-duration>
    <meta:generator>LibreOffice/5.2.5.1$Linux_X86_64 LibreOffice_project/20m0$Build-1</meta:generator>
    <meta:document-statistic meta:object-count="4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